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all3 - Redigera bef blogginlägg</text:h>
      <text:h text:style-name="Heading_20_2" text:outline-level="2">Beskrivning</text:h>
      <text:p text:style-name="Text_20_body">Logga in i administrationspanelen, gå till sidan Posts och välj sedan Edit på det senaste blogginlägget. Ändra både rubrik och inläggstexten. Kontrollera därefter att inlägget uppdateras (både på inläggssidan och i sidebaren på startsidan).</text:p>
      <text:h text:style-name="Heading_20_2" text:outline-level="2">Datum</text:h>
      <text:p text:style-name="Text_20_body">2013-05-05</text:p>
      <text:h text:style-name="Heading_20_2" text:outline-level="2">Kommentarer</text:h>
      <text:p text:style-name="Text_20_body">Fungerar felfritt!</text:p>
      <text:h text:style-name="Heading_20_2" text:outline-level="2">Status</text:h>
      <text:p text:style-name="Text_20_body">Godkä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5T12:25:59</meta:creation-date>
    <dc:date>2014-05-05T12:42:28</dc:date>
    <meta:editing-duration>PT15M40S</meta:editing-duration>
    <meta:editing-cycles>5</meta:editing-cycles>
    <meta:generator>OpenOffice.org/3.4.1$Unix OpenOffice.org_project/341m1$Build-9593</meta:generator>
    <meta:document-statistic meta:table-count="0" meta:image-count="0" meta:object-count="0" meta:page-count="1" meta:paragraph-count="9" meta:word-count="47" meta:character-count="344"/>
  </office:meta>
</office:document-meta>
</file>